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33_a" style:display-name="3a" style:family="table">
      <style:table-properties style:width="6.3854in" fo:margin-left="0in" table:align="left"/>
    </style:style>
    <style:style style:name="_33_a.A" style:display-name="3a.A" style:family="table-column">
      <style:table-column-properties style:column-width="1.375in"/>
    </style:style>
    <style:style style:name="_33_a.B" style:display-name="3a.B" style:family="table-column">
      <style:table-column-properties style:column-width="1.6875in"/>
    </style:style>
    <style:style style:name="_33_a.C" style:display-name="3a.C" style:family="table-column">
      <style:table-column-properties style:column-width="3.3229in"/>
    </style:style>
    <style:style style:name="_33_a.A1" style:display-name="3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a.C1" style:display-name="3a.C1" style:family="table-cell">
      <style:table-cell-properties fo:padding="0.0382in" fo:border="0.05pt solid #000000"/>
    </style:style>
    <style:style style:name="_33_a.A2" style:display-name="3a.A2" style:family="table-cell">
      <style:table-cell-properties fo:padding="0.0382in" fo:border-left="0.05pt solid #000000" fo:border-right="none" fo:border-top="none" fo:border-bottom="0.05pt solid #000000"/>
    </style:style>
    <style:style style:name="_33_a.C2" style:display-name="3a.C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" style:display-name="3b" style:family="table">
      <style:table-properties style:width="6.3854in" fo:margin-left="0in" table:align="left"/>
    </style:style>
    <style:style style:name="_33_b.A" style:display-name="3b.A" style:family="table-column">
      <style:table-column-properties style:column-width="0.4375in"/>
    </style:style>
    <style:style style:name="_33_b.B" style:display-name="3b.B" style:family="table-column">
      <style:table-column-properties style:column-width="0.5in"/>
    </style:style>
    <style:style style:name="_33_b.C" style:display-name="3b.C" style:family="table-column">
      <style:table-column-properties style:column-width="0.875in"/>
    </style:style>
    <style:style style:name="_33_b.D" style:display-name="3b.D" style:family="table-column">
      <style:table-column-properties style:column-width="0.9375in"/>
    </style:style>
    <style:style style:name="_33_b.F" style:display-name="3b.F" style:family="table-column">
      <style:table-column-properties style:column-width="0.8125in"/>
    </style:style>
    <style:style style:name="_33_b.H" style:display-name="3b.H" style:family="table-column">
      <style:table-column-properties style:column-width="1.1354in"/>
    </style:style>
    <style:style style:name="_33_b.A1" style:display-name="3b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b.H1" style:display-name="3b.H1" style:family="table-cell">
      <style:table-cell-properties fo:padding="0.0382in" fo:border="0.05pt solid #000000"/>
    </style:style>
    <style:style style:name="_33_b.A2" style:display-name="3b.A2" style:family="table-cell">
      <style:table-cell-properties fo:padding="0.0382in" fo:border-left="0.05pt solid #000000" fo:border-right="none" fo:border-top="none" fo:border-bottom="0.05pt solid #000000"/>
    </style:style>
    <style:style style:name="_33_b.H2" style:display-name="3b.H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.3" style:display-name="3b.3" style:family="table-row">
      <style:table-row-properties style:min-row-height="0.3201in"/>
    </style:style>
    <style:style style:name="Table1" style:family="table">
      <style:table-properties style:width="6.3854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81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feb61" officeooo:paragraph-rsid="000feb61"/>
    </style:style>
    <style:style style:name="P11" style:family="paragraph" style:parent-style-name="Table_20_Contents">
      <style:paragraph-properties fo:text-align="center" style:justify-single-word="false"/>
      <style:text-properties officeooo:rsid="0011696f" officeooo:paragraph-rsid="0011696f"/>
    </style:style>
    <style:style style:name="P12" style:family="paragraph" style:parent-style-name="Table_20_Contents">
      <style:paragraph-properties fo:text-align="center" style:justify-single-word="false"/>
      <style:text-properties officeooo:rsid="00138809" officeooo:paragraph-rsid="00138809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193a44" officeooo:paragraph-rsid="00193a44"/>
    </style:style>
    <style:style style:name="P20" style:family="paragraph" style:parent-style-name="Table_20_Contents">
      <style:paragraph-properties fo:text-align="center" style:justify-single-word="false"/>
      <style:text-properties officeooo:rsid="00193a44" officeooo:paragraph-rsid="0019bef0"/>
    </style:style>
    <style:style style:name="P21" style:family="paragraph" style:parent-style-name="Table_20_Contents">
      <style:paragraph-properties fo:text-align="center" style:justify-single-word="false"/>
      <style:text-properties officeooo:rsid="0019bef0" officeooo:paragraph-rsid="0019bef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b61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officeooo:rsid="0019bef0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2793639848740707755" text:style-name="L1">
        <text:list-item>
          <text:p text:style-name="P13"><text:s/><text:span text:style-name="T1">Find the values of </text:span><text:span text:style-name="T1"><draw:frame draw:style-name="fr3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3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3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4"><draw:frame draw:style-name="fr1" draw:name="Frame1" text:anchor-type="paragraph" svg:width="6.5in" draw:z-index="3"><draw:text-box fo:min-height="6in"><text:p text:style-name="P7"><draw:frame draw:style-name="fr3" draw:name="Object18" text:anchor-type="as-char" svg:y="-2.598in" svg:width="5.3228in" svg:height="5.1661in" draw:z-index="22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114615791184076" text:continue-numbering="true" text:style-name="L1">
        <text:list-item>
          <text:p text:style-name="P16"><text:s/><text:span text:style-name="T1">Use the 4</text:span><text:span text:style-name="T3">th</text:span><text:span text:style-name="T1"> order Runge-Kutta method for systems to approximate the solution of the following system of first-order differential equations for </text:span><text:span text:style-name="T1"><draw:frame draw:style-name="fr3" draw:name="Object4" text:anchor-type="as-char" svg:y="-0.1484in" svg:width="0.586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3" draw:name="Object5" text:anchor-type="as-char" svg:y="-0.1484in" svg:width="0.5154in" svg:height="0.1839in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5"><draw:frame draw:style-name="fr3" draw:name="Object11" text:anchor-type="as-char" svg:y="-0.2543in" svg:width="1.9555in" svg:height="0.4752in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3" draw:name="Object12" text:anchor-type="as-char" svg:y="-0.152in" svg:width="0.6571in" svg:height="0.2134in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3" draw:name="Object13" text:anchor-type="as-char" svg:y="-0.152in" svg:width="0.6571in" svg:height="0.2134in" draw:z-index="19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on, the exact solutions are <text:tab/></text:span><text:span text:style-name="T1"><draw:frame draw:style-name="fr3" draw:name="Object14" text:anchor-type="as-char" svg:y="-0.2437in" svg:width="1.6154in" svg:height="0.3929in" draw:z-index="20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3" draw:name="Object15" text:anchor-type="as-char" svg:y="-0.2437in" svg:width="1.7165in" svg:height="0.3929in" draw:z-index="21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/>
      <text:list xml:id="list114617404289839" text:continue-numbering="true" text:style-name="L1">
        <text:list-item>
          <text:p text:style-name="P16"><text:span text:style-name="T1">Consider the initial value, ordinary differential equation, </text:span><text:span text:style-name="T1"><draw:frame draw:style-name="fr3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3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3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3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3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</text:span><text:span text:style-name="T2">s</text:span><text:span text:style-name="T1">:</text:span></text:p>
          <text:list>
            <text:list-item>
              <text:p text:style-name="P14">Euler's Method</text:p>
            </text:list-item>
          </text:list>
        </text:list-item>
      </text:list>
      <text:p text:style-name="P6"><draw:frame draw:style-name="fr1" draw:name="Frame2" text:anchor-type="paragraph" svg:width="6.5in" draw:z-index="10"><draw:text-box fo:min-height="3in"><text:p text:style-name="P7"><draw:frame draw:style-name="fr3" draw:name="Object16" text:anchor-type="as-char" svg:y="-0.4319in" svg:width="2.9839in" svg:height="0.8043in" draw:z-index="23"><draw:object xlink:href="./Object 16" xlink:type="simple" xlink:show="embed" xlink:actuate="onLoad"/><draw:image xlink:href="./ObjectReplacements/Object 16" xlink:type="simple" xlink:show="embed" xlink:actuate="onLoad"/></draw:frame></text:p><text:p text:style-name="P7"/><table:table table:name="3a" table:style-name="_33_a"><table:table-column table:style-name="_33_a.A"/><table:table-column table:style-name="_33_a.B"/><table:table-column table:style-name="_33_a.C"/><table:table-row><table:table-cell table:style-name="_33_a.A1" office:value-type="string"><text:p text:style-name="P10"><draw:frame draw:style-name="fr3" draw:name="Object17" text:anchor-type="as-char" svg:y="-0.1484in" svg:width="0.1283in" svg:height="0.1839in" draw:z-index="24"><draw:object xlink:href="./Object 17" xlink:type="simple" xlink:show="embed" xlink:actuate="onLoad"/><draw:image xlink:href="./ObjectReplacements/Object 17" xlink:type="simple" xlink:show="embed" xlink:actuate="onLoad"/></draw:frame></text:p></table:table-cell><table:table-cell table:style-name="_33_a.A1" office:value-type="string"><text:p text:style-name="P10"><draw:frame draw:style-name="fr3" draw:name="Object19" text:anchor-type="as-char" svg:y="-0.1484in" svg:width="0.2in" svg:height="0.2091in" draw:z-index="25"><draw:object xlink:href="./Object 19" xlink:type="simple" xlink:show="embed" xlink:actuate="onLoad"/><draw:image xlink:href="./ObjectReplacements/Object 19" xlink:type="simple" xlink:show="embed" xlink:actuate="onLoad"/></draw:frame></text:p></table:table-cell><table:table-cell table:style-name="_33_a.C1" office:value-type="string"><text:p text:style-name="P9"><draw:frame draw:style-name="fr3" draw:name="Object20" text:anchor-type="as-char" svg:y="-0.1484in" svg:width="0.2134in" svg:height="0.2091in" draw:z-index="26"><draw:object xlink:href="./Object 20" xlink:type="simple" xlink:show="embed" xlink:actuate="onLoad"/><draw:image xlink:href="./ObjectReplacements/Object 20" xlink:type="simple" xlink:show="embed" xlink:actuate="onLoad"/></draw:frame></text:p></table:table-cell></table:table-row><table:table-row><table:table-cell table:style-name="_33_a.A2" office:value-type="string"><text:p text:style-name="P10">0</text:p></table:table-cell><table:table-cell table:style-name="_33_a.A2" office:value-type="string"><text:p text:style-name="P10">0</text:p></table:table-cell><table:table-cell table:style-name="_33_a.C2" office:value-type="string"><text:p text:style-name="P10">0</text:p></table:table-cell></table:table-row><table:table-row><table:table-cell table:style-name="_33_a.A2" office:value-type="string"><text:p text:style-name="P10">1</text:p></table:table-cell><table:table-cell table:style-name="_33_a.A2" office:value-type="string"><text:p text:style-name="P10">0.1</text:p></table:table-cell><table:table-cell table:style-name="_33_a.C2" office:value-type="string"><text:p text:style-name="P10"><draw:frame draw:style-name="fr3" draw:name="Object21" text:anchor-type="as-char" svg:y="-0.152in" svg:width="1.4661in" svg:height="0.1992in" draw:z-index="27"><draw:object xlink:href="./Object 21" xlink:type="simple" xlink:show="embed" xlink:actuate="onLoad"/><draw:image xlink:href="./ObjectReplacements/Object 21" xlink:type="simple" xlink:show="embed" xlink:actuate="onLoad"/></draw:frame></text:p></table:table-cell></table:table-row><table:table-row><table:table-cell table:style-name="_33_a.A2" office:value-type="string"><text:p text:style-name="P10">2</text:p></table:table-cell><table:table-cell table:style-name="_33_a.A2" office:value-type="string"><text:p text:style-name="P10">0.2</text:p></table:table-cell><table:table-cell table:style-name="_33_a.C2" office:value-type="string"><text:p text:style-name="P10"><draw:frame draw:style-name="fr3" draw:name="Object22" text:anchor-type="as-char" svg:y="-0.152in" svg:width="1.9602in" svg:height="0.1992in" draw:z-index="28"><draw:object xlink:href="./Object 22" xlink:type="simple" xlink:show="embed" xlink:actuate="onLoad"/><draw:image xlink:href="./ObjectReplacements/Object 22" xlink:type="simple" xlink:show="embed" xlink:actuate="onLoad"/></draw:frame></text:p></table:table-cell></table:table-row><table:table-row><table:table-cell table:style-name="_33_a.A2" office:value-type="string"><text:p text:style-name="P10">3</text:p></table:table-cell><table:table-cell table:style-name="_33_a.A2" office:value-type="string"><text:p text:style-name="P10">0.3</text:p></table:table-cell><table:table-cell table:style-name="_33_a.C2" office:value-type="string"><text:p text:style-name="P10"><draw:frame draw:style-name="fr3" draw:name="Object23" text:anchor-type="as-char" svg:y="-0.152in" svg:width="2.211in" svg:height="0.1992in" draw:z-index="29"><draw:object xlink:href="./Object 23" xlink:type="simple" xlink:show="embed" xlink:actuate="onLoad"/><draw:image xlink:href="./ObjectReplacements/Object 23" xlink:type="simple" xlink:show="embed" xlink:actuate="onLoad"/></draw:frame></text:p></table:table-cell></table:table-row><table:table-row><table:table-cell table:style-name="_33_a.A2" office:value-type="string"><text:p text:style-name="P11">4</text:p></table:table-cell><table:table-cell table:style-name="_33_a.A2" office:value-type="string"><text:p text:style-name="P11">0.4</text:p></table:table-cell><table:table-cell table:style-name="_33_a.C2" office:value-type="string"><text:p text:style-name="P10"><draw:frame draw:style-name="fr3" draw:name="Object24" text:anchor-type="as-char" svg:y="-0.152in" svg:width="2.4583in" svg:height="0.1992in" draw:z-index="30"><draw:object xlink:href="./Object 24" xlink:type="simple" xlink:show="embed" xlink:actuate="onLoad"/><draw:image xlink:href="./ObjectReplacements/Object 24" xlink:type="simple" xlink:show="embed" xlink:actuate="onLoad"/></draw:frame></text:p></table:table-cell></table:table-row><table:table-row><table:table-cell table:style-name="_33_a.A2" office:value-type="string"><text:p text:style-name="P11">5</text:p></table:table-cell><table:table-cell table:style-name="_33_a.A2" office:value-type="string"><text:p text:style-name="P11">0.5</text:p></table:table-cell><table:table-cell table:style-name="_33_a.C2" office:value-type="string"><text:p text:style-name="P10"><draw:frame draw:style-name="fr3" draw:name="Object25" text:anchor-type="as-char" svg:y="-0.152in" svg:width="2.6972in" svg:height="0.1992in" draw:z-index="31"><draw:object xlink:href="./Object 25" xlink:type="simple" xlink:show="embed" xlink:actuate="onLoad"/><draw:image xlink:href="./ObjectReplacements/Object 25" xlink:type="simple" xlink:show="embed" xlink:actuate="onLoad"/></draw:frame></text:p></table:table-cell></table:table-row></table:table><text:p text:style-name="P7"/></draw:text-box></draw:frame></text:p>
      <text:list xml:id="list114615756135914" text:continue-numbering="true" text:style-name="L1">
        <text:list-item>
          <text:list>
            <text:list-item>
              <text:p text:style-name="P13"><text:span text:style-name="T1">4</text:span><text:span text:style-name="T3">th</text:span><text:span text:style-name="T1"> order Runge-Kutta</text:span></text:p>
            </text:list-item>
          </text:list>
        </text:list-item>
      </text:list>
      <text:p text:style-name="P6"><draw:frame draw:style-name="fr2" draw:name="Frame3" text:anchor-type="paragraph" svg:x="0.2126in" svg:y="0.0791in" svg:width="6.5in" draw:z-index="11"><draw:text-box fo:min-height="3in"><text:p text:style-name="P7"><draw:frame draw:style-name="fr3" draw:name="Object26" text:anchor-type="as-char" svg:y="-1.1681in" svg:width="3.9752in" svg:height="2.2772in" draw:z-index="32"><draw:object xlink:href="./Object 26" xlink:type="simple" xlink:show="embed" xlink:actuate="onLoad"/><draw:image xlink:href="./ObjectReplacements/Object 26" xlink:type="simple" xlink:show="embed" xlink:actuate="onLoad"/></draw:frame></text:p><table:table table:name="3b" table:style-name="_33_b"><table:table-column table:style-name="_33_b.A"/><table:table-column table:style-name="_33_b.B"/><table:table-column table:style-name="_33_b.C"/><table:table-column table:style-name="_33_b.D"/><table:table-column table:style-name="_33_b.C"/><table:table-column table:style-name="_33_b.F" table:number-columns-repeated="2"/><table:table-column table:style-name="_33_b.H"/><table:table-row><table:table-cell table:style-name="_33_b.A1" office:value-type="string"><text:p text:style-name="P9"><draw:frame draw:style-name="fr3" draw:name="Object27" text:anchor-type="as-char" svg:y="-0.1484in" svg:width="0.1283in" svg:height="0.1839in" draw:z-index="33"><draw:object xlink:href="./Object 27" xlink:type="simple" xlink:show="embed" xlink:actuate="onLoad"/><draw:image xlink:href="./ObjectReplacements/Object 27" xlink:type="simple" xlink:show="embed" xlink:actuate="onLoad"/></draw:frame></text:p></table:table-cell><table:table-cell table:style-name="_33_b.A1" office:value-type="string"><text:p text:style-name="P9"><draw:frame draw:style-name="fr3" draw:name="Object28" text:anchor-type="as-char" svg:y="-0.1484in" svg:width="0.2in" svg:height="0.2091in" draw:z-index="34"><draw:object xlink:href="./Object 28" xlink:type="simple" xlink:show="embed" xlink:actuate="onLoad"/><draw:image xlink:href="./ObjectReplacements/Object 28" xlink:type="simple" xlink:show="embed" xlink:actuate="onLoad"/></draw:frame></text:p></table:table-cell><table:table-cell table:style-name="_33_b.A1" office:value-type="string"><text:p text:style-name="P9"><draw:frame draw:style-name="fr3" draw:name="Object29" text:anchor-type="as-char" svg:y="-0.1484in" svg:width="0.2134in" svg:height="0.2091in" draw:z-index="35"><draw:object xlink:href="./Object 29" xlink:type="simple" xlink:show="embed" xlink:actuate="onLoad"/><draw:image xlink:href="./ObjectReplacements/Object 29" xlink:type="simple" xlink:show="embed" xlink:actuate="onLoad"/></draw:frame></text:p></table:table-cell><table:table-cell table:style-name="_33_b.A1" office:value-type="string"><text:p text:style-name="P9"><draw:frame draw:style-name="fr3" draw:name="Object30" text:anchor-type="as-char" svg:y="-0.1484in" svg:width="0.2165in" svg:height="0.2091in" draw:z-index="36"><draw:object xlink:href="./Object 30" xlink:type="simple" xlink:show="embed" xlink:actuate="onLoad"/><draw:image xlink:href="./ObjectReplacements/Object 30" xlink:type="simple" xlink:show="embed" xlink:actuate="onLoad"/></draw:frame></text:p></table:table-cell><table:table-cell table:style-name="_33_b.A1" office:value-type="string"><text:p text:style-name="P9"><draw:frame draw:style-name="fr3" draw:name="Object31" text:anchor-type="as-char" svg:y="-0.1484in" svg:width="0.2173in" svg:height="0.2091in" draw:z-index="37"><draw:object xlink:href="./Object 31" xlink:type="simple" xlink:show="embed" xlink:actuate="onLoad"/><draw:image xlink:href="./ObjectReplacements/Object 31" xlink:type="simple" xlink:show="embed" xlink:actuate="onLoad"/></draw:frame></text:p></table:table-cell><table:table-cell table:style-name="_33_b.A1" office:value-type="string"><text:p text:style-name="P9"><draw:frame draw:style-name="fr3" draw:name="Object32" text:anchor-type="as-char" svg:y="-0.1484in" svg:width="0.2181in" svg:height="0.2091in" draw:z-index="38"><draw:object xlink:href="./Object 32" xlink:type="simple" xlink:show="embed" xlink:actuate="onLoad"/><draw:image xlink:href="./ObjectReplacements/Object 32" xlink:type="simple" xlink:show="embed" xlink:actuate="onLoad"/></draw:frame></text:p></table:table-cell><table:table-cell table:style-name="_33_b.A1" office:value-type="string"><text:p text:style-name="P12"><draw:frame draw:style-name="fr3" draw:name="Object33" text:anchor-type="as-char" svg:y="-0.1484in" svg:width="0.2228in" svg:height="0.2091in" draw:z-index="39"><draw:object xlink:href="./Object 33" xlink:type="simple" xlink:show="embed" xlink:actuate="onLoad"/><draw:image xlink:href="./ObjectReplacements/Object 33" xlink:type="simple" xlink:show="embed" xlink:actuate="onLoad"/></draw:frame></text:p></table:table-cell><table:table-cell table:style-name="_33_b.H1" office:value-type="string"><text:p text:style-name="P12"><draw:frame draw:style-name="fr3" draw:name="Object34" text:anchor-type="as-char" svg:y="-0.1484in" svg:width="0.3311in" svg:height="0.2091in" draw:z-index="40"><draw:object xlink:href="./Object 34" xlink:type="simple" xlink:show="embed" xlink:actuate="onLoad"/><draw:image xlink:href="./ObjectReplacements/Object 34" xlink:type="simple" xlink:show="embed" xlink:actuate="onLoad"/></draw:frame></text:p></table:table-cell></table:table-row><table:table-row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H2" office:value-type="string"><text:p text:style-name="P12">0</text:p></table:table-cell></table:table-row><table:table-row table:style-name="_33_b.3"><table:table-cell table:style-name="_33_b.A2" office:value-type="string"><text:p text:style-name="P12">1</text:p></table:table-cell><table:table-cell table:style-name="_33_b.A2" office:value-type="string"><text:p text:style-name="P12">0.1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.005</text:p></table:table-cell><table:table-cell table:style-name="_33_b.A2" office:value-type="string"><text:p text:style-name="P12">0.00525</text:p></table:table-cell><table:table-cell table:style-name="_33_b.A2" office:value-type="string"><text:p text:style-name="P12">0.010525</text:p></table:table-cell><table:table-cell table:style-name="_33_b.H2" office:value-type="string"><text:p text:style-name="P12">0.00517083</text:p></table:table-cell></table:table-row><table:table-row><table:table-cell table:style-name="_33_b.A2" office:value-type="string"><text:p text:style-name="P12">2</text:p></table:table-cell><table:table-cell table:style-name="_33_b.A2" office:value-type="string"><text:p text:style-name="P12">0.2</text:p></table:table-cell><table:table-cell table:style-name="_33_b.A2" office:value-type="string"><text:p text:style-name="P12">0.00517083</text:p></table:table-cell><table:table-cell table:style-name="_33_b.A2" office:value-type="string"><text:p text:style-name="P12">0.0105171</text:p></table:table-cell><table:table-cell table:style-name="_33_b.A2" office:value-type="string"><text:p text:style-name="P12">0.0160429</text:p></table:table-cell><table:table-cell table:style-name="_33_b.A2" office:value-type="string"><text:p text:style-name="P12">0.0163192</text:p></table:table-cell><table:table-cell table:style-name="_33_b.A2" office:value-type="string"><text:p text:style-name="P12">0.022149</text:p></table:table-cell><table:table-cell table:style-name="_33_b.H2" office:value-type="string"><text:p text:style-name="P12">0.0214026</text:p></table:table-cell></table:table-row><table:table-row><table:table-cell table:style-name="_33_b.A2" office:value-type="string"><text:p text:style-name="P12">3</text:p></table:table-cell><table:table-cell table:style-name="_33_b.A2" office:value-type="string"><text:p text:style-name="P12">0.3</text:p></table:table-cell><table:table-cell table:style-name="_33_b.A2" office:value-type="string"><text:p text:style-name="P12">0.0214026</text:p></table:table-cell><table:table-cell table:style-name="_33_b.A2" office:value-type="string"><text:p text:style-name="P12">0.0221403</text:p></table:table-cell><table:table-cell table:style-name="_33_b.A2" office:value-type="string"><text:p text:style-name="P12">0.0282473</text:p></table:table-cell><table:table-cell table:style-name="_33_b.A2" office:value-type="string"><text:p text:style-name="P12">0.0285526</text:p></table:table-cell><table:table-cell table:style-name="_33_b.A2" office:value-type="string"><text:p text:style-name="P12">0.0349955</text:p></table:table-cell><table:table-cell table:style-name="_33_b.H2" office:value-type="string"><text:p text:style-name="P12">0.0498585</text:p></table:table-cell></table:table-row><table:table-row><table:table-cell table:style-name="_33_b.A2" office:value-type="string"><text:p text:style-name="P12">4</text:p></table:table-cell><table:table-cell table:style-name="_33_b.A2" office:value-type="string"><text:p text:style-name="P12">0.4</text:p></table:table-cell><table:table-cell table:style-name="_33_b.A2" office:value-type="string"><text:p text:style-name="P12">0.0498585</text:p></table:table-cell><table:table-cell table:style-name="_33_b.A2" office:value-type="string"><text:p text:style-name="P12">0.0349858</text:p></table:table-cell><table:table-cell table:style-name="_33_b.A2" office:value-type="string"><text:p text:style-name="P12">0.0417351</text:p></table:table-cell><table:table-cell table:style-name="_33_b.A2" office:value-type="string"><text:p text:style-name="P12">0.0420726</text:p></table:table-cell><table:table-cell table:style-name="_33_b.A2" office:value-type="string"><text:p text:style-name="P12">0.0491931</text:p></table:table-cell><table:table-cell table:style-name="_33_b.H2" office:value-type="string"><text:p text:style-name="P12">0.0918242</text:p></table:table-cell></table:table-row><table:table-row><table:table-cell table:style-name="_33_b.A2" office:value-type="string"><text:p text:style-name="P12">5</text:p></table:table-cell><table:table-cell table:style-name="_33_b.A2" office:value-type="string"><text:p text:style-name="P12">0.5</text:p></table:table-cell><table:table-cell table:style-name="_33_b.A2" office:value-type="string"><text:p text:style-name="P12">0.0918242</text:p></table:table-cell><table:table-cell table:style-name="_33_b.A2" office:value-type="string"><text:p text:style-name="P12">0.0491824</text:p></table:table-cell><table:table-cell table:style-name="_33_b.A2" office:value-type="string"><text:p text:style-name="P12">0.0566415</text:p></table:table-cell><table:table-cell table:style-name="_33_b.A2" office:value-type="string"><text:p text:style-name="P12">0.0570145</text:p></table:table-cell><table:table-cell table:style-name="_33_b.A2" office:value-type="string"><text:p text:style-name="P12">0.0648839</text:p></table:table-cell><table:table-cell table:style-name="_33_b.H2" office:value-type="string"><text:p text:style-name="P12">0.148721</text:p></table:table-cell></table:table-row></table:table><text:p text:style-name="P7"/><text:p text:style-name="P7"/></draw:text-box></draw:frame></text:p>
      <text:list xml:id="list114617542605959" text:continue-numbering="true" text:style-name="L1">
        <text:list-item>
          <text:list>
            <text:list-item>
              <text:p text:style-name="P14"><text:soft-page-break/>Adams-Bashforth 2-step</text:p>
            </text:list-item>
          </text:list>
        </text:list-item>
      </text:list>
      <text:p text:style-name="P6"><draw:frame draw:style-name="fr1" draw:name="Frame4" text:anchor-type="paragraph" svg:width="6.5in" draw:z-index="12"><draw:text-box fo:min-height="3in"><text:p text:style-name="P7"><draw:frame draw:style-name="fr4" draw:name="Object35" text:anchor-type="as-char" svg:y="-0.6189in" svg:width="3.9575in" svg:height="1.178in" draw:z-index="41"><draw:object xlink:href="./Object 35" xlink:type="simple" xlink:show="embed" xlink:actuate="onLoad"/><draw:image xlink:href="./ObjectReplacements/Object 35" xlink:type="simple" xlink:show="embed" xlink:actuate="onLoad"/></draw:frame></text:p><table:table table:name="Table1" table:style-name="Table1"><table:table-column table:style-name="Table1.A"/><table:table-column table:style-name="Table1.B"/><table:table-column table:style-name="Table1.C"/><table:table-column table:style-name="Table1.B"/><table:table-column table:style-name="Table1.E"/><table:table-column table:style-name="Table1.F"/><table:table-column table:style-name="Table1.G"/><table:table-row><table:table-cell table:style-name="Table1.A1" office:value-type="string"><text:p text:style-name="P19"><draw:frame draw:style-name="fr4" draw:name="Object36" text:anchor-type="as-char" svg:y="-0.1484in" svg:width="0.1283in" svg:height="0.1846in" draw:z-index="42"><draw:object xlink:href="./Object 36" xlink:type="simple" xlink:show="embed" xlink:actuate="onLoad"/><draw:image xlink:href="./ObjectReplacements/Object 36" xlink:type="simple" xlink:show="embed" xlink:actuate="onLoad"/></draw:frame></text:p></table:table-cell><table:table-cell table:style-name="Table1.A1" office:value-type="string"><text:p text:style-name="P9"><draw:frame draw:style-name="fr4" draw:name="Object37" text:anchor-type="as-char" svg:y="-0.1484in" svg:width="0.2008in" svg:height="0.2098in" draw:z-index="43"><draw:object xlink:href="./Object 37" xlink:type="simple" xlink:show="embed" xlink:actuate="onLoad"/><draw:image xlink:href="./ObjectReplacements/Object 37" xlink:type="simple" xlink:show="embed" xlink:actuate="onLoad"/></draw:frame></text:p></table:table-cell><table:table-cell table:style-name="Table1.A1" office:value-type="string"><text:p text:style-name="P9"><draw:frame draw:style-name="fr4" draw:name="Object38" text:anchor-type="as-char" svg:y="-0.1484in" svg:width="0.2138in" svg:height="0.2098in" draw:z-index="44"><draw:object xlink:href="./Object 38" xlink:type="simple" xlink:show="embed" xlink:actuate="onLoad"/><draw:image xlink:href="./ObjectReplacements/Object 38" xlink:type="simple" xlink:show="embed" xlink:actuate="onLoad"/></draw:frame></text:p></table:table-cell><table:table-cell table:style-name="Table1.A1" office:value-type="string"><text:p text:style-name="P9"><draw:frame draw:style-name="fr4" draw:name="Object39" text:anchor-type="as-char" svg:y="-0.1484in" svg:width="0.3339in" svg:height="0.2098in" draw:z-index="45"><draw:object xlink:href="./Object 39" xlink:type="simple" xlink:show="embed" xlink:actuate="onLoad"/><draw:image xlink:href="./ObjectReplacements/Object 39" xlink:type="simple" xlink:show="embed" xlink:actuate="onLoad"/></draw:frame></text:p></table:table-cell><table:table-cell table:style-name="Table1.A1" office:value-type="string"><text:p text:style-name="P19"><draw:frame draw:style-name="fr4" draw:name="Object40" text:anchor-type="as-char" svg:y="-0.152in" svg:width="0.6311in" svg:height="0.2134in" draw:z-index="46"><draw:object xlink:href="./Object 40" xlink:type="simple" xlink:show="embed" xlink:actuate="onLoad"/><draw:image xlink:href="./ObjectReplacements/Object 40" xlink:type="simple" xlink:show="embed" xlink:actuate="onLoad"/></draw:frame></text:p></table:table-cell><table:table-cell table:style-name="Table1.A1" office:value-type="string"><text:p text:style-name="P9"><draw:frame draw:style-name="fr4" draw:name="Object41" text:anchor-type="as-char" svg:y="-0.152in" svg:width="0.898in" svg:height="0.2134in" draw:z-index="47"><draw:object xlink:href="./Object 41" xlink:type="simple" xlink:show="embed" xlink:actuate="onLoad"/><draw:image xlink:href="./ObjectReplacements/Object 41" xlink:type="simple" xlink:show="embed" xlink:actuate="onLoad"/></draw:frame></text:p></table:table-cell><table:table-cell table:style-name="Table1.G1" office:value-type="string"><text:p text:style-name="P9"><draw:frame draw:style-name="fr4" draw:name="Object42" text:anchor-type="as-char" svg:y="-0.1484in" svg:width="0.3319in" svg:height="0.2098in" draw:z-index="48"><draw:object xlink:href="./Object 42" xlink:type="simple" xlink:show="embed" xlink:actuate="onLoad"/><draw:image xlink:href="./ObjectReplacements/Object 42" xlink:type="simple" xlink:show="embed" xlink:actuate="onLoad"/></draw:frame></text:p></table:table-cell></table:table-row><table:table-row><table:table-cell table:style-name="Table1.A2" office:value-type="string"><text:p text:style-name="P19">0</text:p></table:table-cell><table:table-cell table:style-name="Table1.A2" office:value-type="string"><text:p text:style-name="P19">0</text:p></table:table-cell><table:table-cell table:style-name="Table1.A2" office:value-type="string"><text:p text:style-name="P19">0</text:p></table:table-cell><table:table-cell table:style-name="Table1.A2" office:value-type="string"><text:p text:style-name="P19">NA</text:p></table:table-cell><table:table-cell table:style-name="Table1.A2" office:value-type="string"><text:p text:style-name="P19">NA</text:p></table:table-cell><table:table-cell table:style-name="Table1.A2" office:value-type="string"><text:p text:style-name="P19">NA</text:p></table:table-cell><table:table-cell table:style-name="Table1.G2" office:value-type="string"><text:p text:style-name="P21">0</text:p></table:table-cell></table:table-row><table:table-row><table:table-cell table:style-name="Table1.A2" office:value-type="string"><text:p text:style-name="P19">1</text:p></table:table-cell><table:table-cell table:style-name="Table1.A2" office:value-type="string"><text:p text:style-name="P19">0.1</text:p></table:table-cell><table:table-cell table:style-name="Table1.A2" office:value-type="string"><text:p text:style-name="P21">0</text:p></table:table-cell><table:table-cell table:style-name="Table1.A2" office:value-type="string"><text:p text:style-name="P19">0</text:p></table:table-cell><table:table-cell table:style-name="Table1.A2" office:value-type="string"><text:p text:style-name="P19">0.105</text:p></table:table-cell><table:table-cell table:style-name="Table1.A2" office:value-type="string"><text:p text:style-name="P19">0</text:p></table:table-cell><table:table-cell table:style-name="Table1.G2" office:value-type="string"><text:p text:style-name="P21">0.005</text:p></table:table-cell></table:table-row><table:table-row><table:table-cell table:style-name="Table1.A2" office:value-type="string"><text:p text:style-name="P19">2</text:p></table:table-cell><table:table-cell table:style-name="Table1.A2" office:value-type="string"><text:p text:style-name="P19">0.2</text:p></table:table-cell><table:table-cell table:style-name="Table1.A2" office:value-type="string"><text:p text:style-name="P21">0.005</text:p></table:table-cell><table:table-cell table:style-name="Table1.A2" office:value-type="string"><text:p text:style-name="P19">0.1</text:p></table:table-cell><table:table-cell table:style-name="Table1.A2" office:value-type="string"><text:p text:style-name="P19">0.12075</text:p></table:table-cell><table:table-cell table:style-name="Table1.A2" office:value-type="string"><text:p text:style-name="P19">0.105</text:p></table:table-cell><table:table-cell table:style-name="Table1.G2" office:value-type="string"><text:p text:style-name="P21">0.02075</text:p></table:table-cell></table:table-row><table:table-row><table:table-cell table:style-name="Table1.A2" office:value-type="string"><text:p text:style-name="P19">3</text:p></table:table-cell><table:table-cell table:style-name="Table1.A2" office:value-type="string"><text:p text:style-name="P19">0.3</text:p></table:table-cell><table:table-cell table:style-name="Table1.A2" office:value-type="string"><text:p text:style-name="P19">0.<text:span text:style-name="T4">02075</text:span></text:p></table:table-cell><table:table-cell table:style-name="Table1.A2" office:value-type="string"><text:p text:style-name="P19">0.2</text:p></table:table-cell><table:table-cell table:style-name="Table1.A2" office:value-type="string"><text:p text:style-name="P19">0.2486125</text:p></table:table-cell><table:table-cell table:style-name="Table1.A2" office:value-type="string"><text:p text:style-name="P19">0.12075</text:p></table:table-cell><table:table-cell table:style-name="Table1.G2" office:value-type="string"><text:p text:style-name="P21">0.0486125</text:p></table:table-cell></table:table-row><table:table-row><table:table-cell table:style-name="Table1.A2" office:value-type="string"><text:p text:style-name="P19">4</text:p></table:table-cell><table:table-cell table:style-name="Table1.A2" office:value-type="string"><text:p text:style-name="P19">0.4</text:p></table:table-cell><table:table-cell table:style-name="Table1.A2" office:value-type="string"><text:p text:style-name="P21">0.0486125</text:p></table:table-cell><table:table-cell table:style-name="Table1.A2" office:value-type="string"><text:p text:style-name="P21">0.3</text:p></table:table-cell><table:table-cell table:style-name="Table1.A2" office:value-type="string"><text:p text:style-name="P21">0.3486125</text:p></table:table-cell><table:table-cell table:style-name="Table1.A2" office:value-type="string"><text:p text:style-name="P20">0.2486125</text:p></table:table-cell><table:table-cell table:style-name="Table1.G2" office:value-type="string"><text:p text:style-name="P21">0.0898669</text:p></table:table-cell></table:table-row><table:table-row><table:table-cell table:style-name="Table1.A2" office:value-type="string"><text:p text:style-name="P19">5</text:p></table:table-cell><table:table-cell table:style-name="Table1.A2" office:value-type="string"><text:p text:style-name="P19">0.5</text:p></table:table-cell><table:table-cell table:style-name="Table1.A2" office:value-type="string"><text:p text:style-name="P21">0.0898669</text:p></table:table-cell><table:table-cell table:style-name="Table1.A2" office:value-type="string"><text:p text:style-name="P21">0.4</text:p></table:table-cell><table:table-cell table:style-name="Table1.A2" office:value-type="string"><text:p text:style-name="P21">0.4898669</text:p></table:table-cell><table:table-cell table:style-name="Table1.A2" office:value-type="string"><text:p text:style-name="P21">0.3486125</text:p></table:table-cell><table:table-cell table:style-name="Table1.G2" office:value-type="string"><text:p text:style-name="P21">0.145916</text:p></table:table-cell></table:table-row></table:table><text:p text:style-name="P7"><draw:frame draw:style-name="fr4" draw:name="Object43" text:anchor-type="as-char" svg:y="-0.4516in" svg:width="5.9374in" svg:height="0.8429in" draw:z-index="49"><draw:object xlink:href="./Object 43" xlink:type="simple" xlink:show="embed" xlink:actuate="onLoad"/><draw:image xlink:href="./ObjectReplacements/Object 43" xlink:type="simple" xlink:show="embed" xlink:actuate="onLoad"/></draw:frame></text:p></draw:text-box></draw:frame></text:p>
      <text:list xml:id="list114617469725956" text:continue-numbering="true" text:style-name="L1">
        <text:list-item>
          <text:list>
            <text:list-item>
              <text:p text:style-name="P14">Adams-Moulton 2-step</text:p>
            </text:list-item>
          </text:list>
        </text:list-item>
      </text:list>
      <text:p text:style-name="P6"><draw:frame draw:style-name="fr1" draw:name="Frame5" text:anchor-type="paragraph" svg:width="6.5in" draw:z-index="13"><draw:text-box fo:min-height="3in"><text:p text:style-name="P8"/></draw:text-box></draw:frame></text:p>
      <text:list xml:id="list114616260496925" text:continue-numbering="true" text:style-name="L1">
        <text:list-item>
          <text:list>
            <text:list-item>
              <text:p text:style-name="P14">Improved Euler</text:p>
            </text:list-item>
          </text:list>
        </text:list-item>
      </text:list>
      <text:p text:style-name="P6"><draw:frame draw:style-name="fr1" draw:name="Frame6" text:anchor-type="paragraph" svg:width="6.5in" draw:z-index="14"><draw:text-box fo:min-height="3in"><text:p text:style-name="P8"/></draw:text-box></draw:frame><text:soft-page-break/></text:p>
      <text:list xml:id="list114615866758382" text:continue-numbering="true" text:style-name="L1">
        <text:list-item>
          <text:list>
            <text:list-item>
              <text:p text:style-name="P14">Predictor Corrector using the Adams-Bashforth 4-step for the predictor and the Adams-Moulton 3-step as the corrector. </text:p>
            </text:list-item>
          </text:list>
        </text:list-item>
      </text:list>
      <text:p text:style-name="P6"/>
      <text:p text:style-name="P6"><draw:frame draw:style-name="fr1" draw:name="Frame7" text:anchor-type="paragraph" svg:width="6.5in" draw:z-index="16"><draw:text-box fo:min-height="3in"><text:p text:style-name="P8"/></draw:text-box></draw:frame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5.1.4.2$Linux_X86_64 LibreOffice_project/10m0$Build-2</meta:generator>
    <dc:date>2016-11-10T11:46:15.518380479</dc:date>
    <meta:editing-duration>PT7H11M15S</meta:editing-duration>
    <meta:editing-cycles>14</meta:editing-cycles>
    <meta:document-statistic meta:table-count="3" meta:image-count="0" meta:object-count="43" meta:page-count="5" meta:paragraph-count="147" meta:word-count="226" meta:character-count="1226" meta:non-whitespace-character-count="1116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table>
      <mtr>
        <mtd>
          <mtext>Recall that the Euler's Method is written as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i>h</mi>
              </mrow>
            </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In this problem, </mtext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x</mi>
                <mo stretchy="false">+</mo>
                <mi>y</mi>
              </mrow>
            </mrow>
            <mtext> and </mtext>
            <mrow>
              <mi>h</mi>
              <mo stretchy="false">=</mo>
              <mn>0.1</mn>
            </mrow>
            <mi>.</mi>
          </mrow>
        </mtd>
      </mtr>
      <mtr>
        <mtd>
          <mtext>Using this, we derive the following table:</mtext>
        </mtd>
      </mtr>
    </mtable>
    <annotation encoding="StarMath 5.0">"Recall that the Euler's Method is written as" newline
y_{ i + 1 } = y_i + h f( x_i, y_i )
newline
"In this problem, " f( x, y ) = x + y " and " h = 0.1 . newline
"Using this, we derive the following table:"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row>
      <mrow>
        <mn>0</mn>
        <mo stretchy="false">+</mo>
        <mn>0.1</mn>
      </mrow>
      <mrow>
        <mrow>
          <mo fence="true" stretchy="false">(</mo>
          <mrow>
            <mrow>
              <mn>0.1</mn>
              <mo stretchy="false">+</mo>
              <mn>0</mn>
            </mrow>
          </mrow>
          <mo fence="true" stretchy="false">)</mo>
        </mrow>
        <mo stretchy="false">=</mo>
        <mn>0.01</mn>
      </mrow>
    </mrow>
    <annotation encoding="StarMath 5.0">0 + 0.1 ( 0.1 + 0 ) = 0.01</annotation>
  </semantics>
</math>
</file>

<file path=Object 22/content.xml><?xml version="1.0" encoding="utf-8"?>
<math xmlns="http://www.w3.org/1998/Math/MathML" display="block">
  <semantics>
    <mrow>
      <mrow>
        <mn>0.01</mn>
        <mo stretchy="false">+</mo>
        <mn>0.1</mn>
      </mrow>
      <mrow>
        <mrow>
          <mo fence="true" stretchy="false">(</mo>
          <mrow>
            <mrow>
              <mn>0.2</mn>
              <mo stretchy="false">+</mo>
              <mn>0.01</mn>
            </mrow>
          </mrow>
          <mo fence="true" stretchy="false">)</mo>
        </mrow>
        <mo stretchy="false">=</mo>
        <mn>0.031</mn>
      </mrow>
    </mrow>
    <annotation encoding="StarMath 5.0">0.01 + 0.1 ( 0.2 + 0.01 ) = 0.031</annotation>
  </semantics>
</math>
</file>

<file path=Object 23/content.xml><?xml version="1.0" encoding="utf-8"?>
<math xmlns="http://www.w3.org/1998/Math/MathML" display="block">
  <semantics>
    <mrow>
      <mrow>
        <mn>0.031</mn>
        <mo stretchy="false">+</mo>
        <mn>0.1</mn>
      </mrow>
      <mrow>
        <mrow>
          <mo fence="true" stretchy="false">(</mo>
          <mrow>
            <mrow>
              <mn>0.3</mn>
              <mo stretchy="false">+</mo>
              <mn>0.031</mn>
            </mrow>
          </mrow>
          <mo fence="true" stretchy="false">)</mo>
        </mrow>
        <mo stretchy="false">=</mo>
        <mn>0.0641</mn>
      </mrow>
    </mrow>
    <annotation encoding="StarMath 5.0">0.031 + 0.1 ( 0.3 + 0.031 ) = 0.0641</annotation>
  </semantics>
</math>
</file>

<file path=Object 24/content.xml><?xml version="1.0" encoding="utf-8"?>
<math xmlns="http://www.w3.org/1998/Math/MathML" display="block">
  <semantics>
    <mrow>
      <mrow>
        <mn>0.0641</mn>
        <mo stretchy="false">+</mo>
        <mn>0.1</mn>
      </mrow>
      <mrow>
        <mrow>
          <mo fence="true" stretchy="false">(</mo>
          <mrow>
            <mrow>
              <mn>0.4</mn>
              <mo stretchy="false">+</mo>
              <mn>0.0641</mn>
            </mrow>
          </mrow>
          <mo fence="true" stretchy="false">)</mo>
        </mrow>
        <mo stretchy="false">=</mo>
        <mn>0.11051</mn>
      </mrow>
    </mrow>
    <annotation encoding="StarMath 5.0">0.0641 + 0.1 ( 0.4 + 0.0641 ) = 0.11051</annotation>
  </semantics>
</math>
</file>

<file path=Object 25/content.xml><?xml version="1.0" encoding="utf-8"?>
<math xmlns="http://www.w3.org/1998/Math/MathML" display="block">
  <semantics>
    <mrow>
      <mrow>
        <mn>0.11051</mn>
        <mo stretchy="false">+</mo>
        <mn>0.1</mn>
      </mrow>
      <mrow>
        <mrow>
          <mo fence="true" stretchy="false">(</mo>
          <mrow>
            <mrow>
              <mn>0.5</mn>
              <mo stretchy="false">+</mo>
              <mn>0.11051</mn>
            </mrow>
          </mrow>
          <mo fence="true" stretchy="false">)</mo>
        </mrow>
        <mo stretchy="false">=</mo>
        <mn>0.171561</mn>
      </mrow>
    </mrow>
    <annotation encoding="StarMath 5.0">0.11051 + 0.1 ( 0.5 + 0.11051 ) = 0.171561</annotation>
  </semantics>
</math>
</file>

<file path=Object 26/content.xml><?xml version="1.0" encoding="utf-8"?>
<math xmlns="http://www.w3.org/1998/Math/MathML" display="block">
  <semantics>
    <mtable>
      <mtr>
        <mtd>
          <mtext>Recall that the 4th order Runge-Kutta method is written as</mtext>
        </mtd>
      </mtr>
      <mtr>
        <mtd>
          <mrow>
            <mrow>
              <msub>
                <mi>k</mi>
                <mn>1</mn>
              </msub>
              <mo stretchy="false">=</mo>
              <mi mathvariant="italic">h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2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1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3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2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4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+</mo>
                    <msub>
                      <mi>k</mi>
                      <mn>3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n>1</mn>
                  <mn>6</mn>
                </mfrac>
              </mrow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text>Using this for the ODE </mtext>
            <mi>y</mi>
            <mrow>
              <mi>'</mi>
              <mo stretchy="false">=</mo>
              <mrow>
                <mi>x</mi>
                <mo stretchy="false">+</mo>
                <mi>y</mi>
              </mrow>
            </mrow>
            <mi>,</mi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text>We have the following table:</mtext>
        </mtd>
      </mtr>
    </mtable>
    <annotation encoding="StarMath 5.0">"Recall that the 4th order Runge-Kutta method is written as" newline
k_1 = hf( x_i, y_i ) newline
k_2 = hf( x_i + h over 2, y_i + k_1 over 2 ) newline
k_3 = hf( x_i + h over 2, y_i + k_2 over 2 ) newline
k_4 = hf( x_i + h, y_i + k_3  ) newline
y_{ i + 1 } = y_i + 1 over 6 ( k_1 + 2k_2 + 2k_3 + k_4 ) newline
"Using this for the ODE " y' = x + y, y( 0 ) = 0 
newline
"We have the following table:"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30/content.xml><?xml version="1.0" encoding="utf-8"?>
<math xmlns="http://www.w3.org/1998/Math/MathML" display="block">
  <semantics>
    <msub>
      <mi>k</mi>
      <mn>1</mn>
    </msub>
    <annotation encoding="StarMath 5.0">k_1	</annotation>
  </semantics>
</math>
</file>

<file path=Object 3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32/content.xml><?xml version="1.0" encoding="utf-8"?>
<math xmlns="http://www.w3.org/1998/Math/MathML" display="block">
  <semantics>
    <msub>
      <mi>k</mi>
      <mn>3</mn>
    </msub>
    <annotation encoding="StarMath 5.0">k_3</annotation>
  </semantics>
</math>
</file>

<file path=Object 33/content.xml><?xml version="1.0" encoding="utf-8"?>
<math xmlns="http://www.w3.org/1998/Math/MathML" display="block">
  <semantics>
    <msub>
      <mi>k</mi>
      <mn>4</mn>
    </msub>
    <annotation encoding="StarMath 5.0">k_4</annotation>
  </semantics>
</math>
</file>

<file path=Object 3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35/content.xml><?xml version="1.0" encoding="utf-8"?>
<math xmlns="http://www.w3.org/1998/Math/MathML" display="block">
  <semantics>
    <mtable>
      <mtr>
        <mtd>
          <mtext>Recall that the Adams-Bashforth 2-step is represented by: 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row>
                      <msub>
                        <mi>f</mi>
                        <mi>i</mi>
                      </msub>
                      <mo stretchy="false">−</mo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text>Using this, we get the following table: </mtext>
        </mtd>
      </mtr>
    </mtable>
    <annotation encoding="StarMath 5.0">"Recall that the Adams-Bashforth 2-step is represented by: "
newline
y_{ i + 1 } = y_i + h over 2 [ 3 f_i - f_{i - 1} ] + O( h^2 )
newline
y_{ i + 1 } = y_i + h over 2 [ 3 f(x_i, y_i) - f(x_{i - 1}, y_{i - 1}) ] + O( h^2 )
newline
"Using this, we get the following table: " 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9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f( x_{i}, y_i )</annotation>
  </semantics>
</math>
</file>

<file path=Object 41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row>
                <mi>i</mi>
                <mo stretchy="false">−</mo>
                <mn>1</mn>
              </mrow>
            </msub>
            <mi>,</mi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f( x_{i - 1}, y_{i - 1} )</annotation>
  </semantics>
</math>
</file>

<file path=Object 4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43/content.xml><?xml version="1.0" encoding="utf-8"?>
<math xmlns="http://www.w3.org/1998/Math/MathML" display="block">
  <semantics>
    <mtable>
      <mtr>
        <mtd>
          <mrow>
            <mtext>Note that to find </mtext>
            <mi>y</mi>
            <mrow>
              <mo fence="true" stretchy="false">(</mo>
              <mrow>
                <mn>0.1</mn>
              </mrow>
              <mo fence="true" stretchy="false">)</mo>
            </mrow>
            <mtext> we needed to use an alternate method since there were not two </mtext>
          </mrow>
        </mtd>
      </mtr>
      <mtr>
        <mtd>
          <mrow>
            <mtext>known points to use. Instead, we estimated </mtext>
            <mi>y</mi>
            <mrow>
              <mo fence="true" stretchy="false">(</mo>
              <mrow>
                <mn>0.1</mn>
              </mrow>
              <mo fence="true" stretchy="false">)</mo>
            </mrow>
            <mtext> to be </mtext>
          </mrow>
        </mtd>
      </mtr>
      <mtr>
        <mtd>
          <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</mtable>
    <annotation encoding="StarMath 5.0">"Note that to find " y( 0.1 ) " we needed to use an alternate method since there were not two "
newline
"known points to use. Instead, we estimated " y( 0.1 ) " to be " 
newline
y( 0.1 ) approx ( 0.1 )^2 over 2 = 0.005 
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